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2.947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2.685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4.106cm" fo:break-before="auto" style:use-optimal-row-height="true"/>
    </style:style>
    <style:style style:name="ro21" style:family="table-row">
      <style:table-row-properties style:row-height="6.449cm" fo:break-before="auto" style:use-optimal-row-height="true"/>
    </style:style>
    <style:style style:name="ro22" style:family="table-row">
      <style:table-row-properties style:row-height="2.473cm" fo:break-before="auto" style:use-optimal-row-height="true"/>
    </style:style>
    <style:style style:name="ro23" style:family="table-row">
      <style:table-row-properties style:row-height="3.21cm" fo:break-before="auto" style:use-optimal-row-height="true"/>
    </style:style>
    <style:style style:name="ro24" style:family="table-row">
      <style:table-row-properties style:row-height="2.395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4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27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">
            <text:p>0509 <text:s/>1024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">
            <text:p>0509 <text:s/>1024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">
            <text:p>0509 <text:s/>1024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1">
            <text:p>0509 <text:s/>1024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1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2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2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3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3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4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4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4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5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5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5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9T10:24:24.66">
            <text:p>0509 <text:s/>102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9T10:24:24.66">
            <text:p>2021/5/9 10:24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9T10:24:24.66">
            <text:p>0509 <text:s/>1024</text:p>
          </table:table-cell>
          <table:table-cell table:style-name="ce6" table:formula="of:=NOW()" office:value-type="date" office:date-value="2021-05-09T10:24:24.66">
            <text:p>0509 <text:s/>1024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9T10:24:24.66">
            <text:p>0509 <text:s/>10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8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6">
            <text:p>0509 <text:s/>1024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8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7">
            <text:p>0509 <text:s/>102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8">
            <text:p>0509 <text:s/>102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8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8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8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9">
            <text:p>0509 <text:s/>102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7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9">
            <text:p>0509 <text:s/>102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9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9">
            <text:p>0509 <text:s/>102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79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">
            <text:p>0509 <text:s/>1024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">
            <text:p>0509 <text:s/>1024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8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2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2">
            <text:p>0509 <text:s/>102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8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2">
            <text:p>0509 <text:s/>102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7" office:value-type="string">
            <text:p>何時に終わるか、知っていますか。</text:p>
          </table:table-cell>
          <table:table-cell table:style-name="ce19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8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2">
            <text:p>0509 <text:s/>102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7" office:value-type="string">
            <text:p>今日はとても暑いです。</text:p>
          </table:table-cell>
          <table:table-cell table:style-name="ce19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8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3">
            <text:p>0509 <text:s/>1024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4">
            <text:p>0509 <text:s/>1024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7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4">
            <text:p>0509 <text:s/>102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19" office:value-type="string">
            <text:p>it was sunday, May second.</text:p>
          </table:table-cell>
          <table:table-cell table:style-name="ce19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4">
            <text:p>0509 <text:s/>102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5">
            <text:p>0509 <text:s/>102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7"/>
          <table:table-cell table:style-name="ce19" office:value-type="string">
            <text:p>it was sunday, May second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5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7" office:value-type="string">
            <text:p>dowoom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5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ên của bạn là gì?</text:p>
          </table:table-cell>
          <table:table-cell table:style-name="ce17" office:value-type="string" table:number-columns-spanned="2" table:number-rows-spanned="1">
            <text:p>あなたの名前はなんですか？</text:p>
          </table:table-cell>
          <table:covered-table-cell table:style-name="ce19" office:value-type="string">
            <text:p>あなたの名前はなんですか？</text:p>
          </table:covered-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5">
            <text:p>0509 <text:s/>102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muốn uống nước không? / bạn có muốn ăn thư gi đo</text:p>
          </table:table-cell>
          <table:table-cell table:style-name="ce17" office:value-type="string" table:number-columns-spanned="2" table:number-rows-spanned="1">
            <text:p>水を飲みたいですか。何か食べたいですか。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6">
            <text:p>0509 <text:s/>102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17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7">
            <text:p>0509 <text:s/>102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17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8">
            <text:p>0509 <text:s/>1024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17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9">
            <text:p>0509 <text:s/>102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ثلاثاء، الخامس من مايو</text:p>
          </table:table-cell>
          <table:table-cell table:style-name="ce20" office:value-type="string">
            <text:p>a'thlathaaI / maayu</text:p>
          </table:table-cell>
          <table:table-cell table:style-name="ce19" office:value-type="string">
            <text:p>it was tuesday, fifth of May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9">
            <text:p>0509 <text:s/>1024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سه شنبه، پنجم ماه مه بود.</text:p>
          </table:table-cell>
          <table:table-cell table:style-name="ce17" office:value-type="string">
            <text:p>panjoo / mo_h[month / me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89">
            <text:p>0509 <text:s/>1024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đến Nhật Bản khi nào? / Bạn đã ơ Nhật Bản bao lâu rồi[then;already</text:p>
          </table:table-cell>
          <table:table-cell table:style-name="ce21" office:value-type="string" table:number-columns-spanned="2" table:number-rows-spanned="1">
            <text:p><text:span text:style-name="T1">日本には、い</text:span><text:span text:style-name="T1">つ来たのです</text:span><text:span text:style-name="T1">か？ </text:span><text:span text:style-name="T1">/ </text:span><text:span text:style-name="T1">日本に</text:span><text:span text:style-name="T1">来て、どのく</text:span><text:span text:style-name="T1">らい経ちます</text:span><text:span text:style-name="T1">か？</text:span></text:p>
            <text:p><text:span text:style-name="T1"/></text:p>
          </table:table-cell>
          <table:covered-table-cell table:style-name="ce19"/>
          <table:table-cell table:style-name="ce27" office:value-type="string" table:number-columns-spanned="2" table:number-rows-spanned="1">
            <text:p>일본에 언제 왔습니까? / 일본에 얼마나 있었습니까?</text:p>
          </table:table-cell>
          <table:covered-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/ 크로는 다시 내려오지 않는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미케는 페이스트 후 다시 내려왔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środa, piąty maja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 dla wysokich i niskich dźwięków. a potem kompozycja. Dodatek do poprzedniego.</text:p>
          </table:table-cell>
          <table:table-cell table:style-name="ce22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5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kompozycja, to jest zabawa. podoba mi się to bardzo. czas płynie szybko.</text:p>
          </table:table-cell>
          <table:table-cell table:style-name="ce22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5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ربعاء، الخامس من مايو</text:p>
          </table:table-cell>
          <table:table-cell table:style-name="ce17" office:value-type="string">
            <text:p>al'chaamisi / maayu</text:p>
          </table:table-cell>
          <table:table-cell table:style-name="ce19" office:value-type="string">
            <text:p>it was wednesday, fifth of May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چهارشنبه، پنجم ماه مه بود. </text:p>
          </table:table-cell>
          <table:table-cell table:style-name="ce17" office:value-type="string">
            <text:p>panjoom / ma_h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4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다시 한 번 말씀 해주시겠어요?</text:p>
          </table:table-cell>
          <table:table-cell table:style-name="ce17" office:value-type="string" table:number-columns-spanned="2" table:number-rows-spanned="1">
            <text:p>もう一度言ってくださるでしょうか？</text:p>
          </table:table-cell>
          <table:covered-table-cell table:style-name="ce19"/>
          <table:table-cell table:style-name="ce17" office:value-type="string">
            <text:p>https://marisha39.com/phrase/phrase1314/</text:p>
          </table:table-cell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괜찮으시다면, 물어보고 싶은 게 하나 있는데요.</text:p>
          </table:table-cell>
          <table:table-cell table:style-name="ce17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만약 시간 괜찮으시다면, 오전 열시에 뵙고 싶은데.</text:p>
          </table:table-cell>
          <table:table-cell table:style-name="ce17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19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19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6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크로는 내려오지않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제 1 회의 고체주기. 그 도중에서 미케가 먹기를 중단해 내려온다. / 마사지를 다시 해주었다.</text:p>
          </table:table-cell>
          <table:table-cell table:style-name="ce17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czwartek, szósty maja.</text:p>
          </table:table-cell>
          <table:table-cell table:style-name="ce17" office:value-type="string" table:number-columns-spanned="2" table:number-rows-spanned="1">
            <text:p>это был четверг, шесто'е мая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uiry. to jest łatwiej teraz. </text:p>
          </table:table-cell>
          <table:table-cell table:style-name="ce23" office:value-type="string" table:number-columns-spanned="2" table:number-rows-spanned="1">
            <text:p>shino : 첫 번째 구멍을 잡고. 지금은 더 쉽습니다.</text:p>
          </table:table-cell>
          <table:covered-table-cell table:style-name="ce26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położuję palec na dziurze miękko. wcześniej włożyłem dużo wysiłku w trzymaniem pierwszego dziury.</text:p>
          </table:table-cell>
          <table:table-cell table:style-name="ce23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26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99">
            <text:p>0509 <text:s/>102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خميس، السادس من مايو.</text:p>
          </table:table-cell>
          <table:table-cell table:style-name="ce17"/>
          <table:table-cell table:style-name="ce19" office:value-type="string">
            <text:p>it was thursday, sixth of May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99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پنج شنبه، ششم ماه مه بود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4.99">
            <text:p>0509 <text:s/>102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좀 전까지 계셨는데, 어딜 가셨지.</text:p>
          </table:table-cell>
          <table:table-cell table:style-name="ce17" office:value-type="string" table:number-columns-spanned="2" table:number-rows-spanned="1">
            <text:p>ちょっと前までおられたが、どこに行かれて</text:p>
          </table:table-cell>
          <table:covered-table-cell table:style-name="ce19"/>
          <table:table-cell table:style-name="ce11"/>
          <table:table-cell table:style-name="ce28"/>
          <table:table-cell table:style-name="ce11" office:value-type="string">
            <text:p>https://marisha39.com/grammar/umi_ssneunde/</text:p>
          </table:table-cell>
          <table:table-cell/>
          <table:table-cell table:style-name="ce15"/>
          <table:table-cell table:style-name="ce6" table:formula="of:=NOW()" office:value-type="date" office:date-value="2021-05-09T10:24:24.99">
            <text:p>0509 <text:s/>102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기다렸는데 손님은 안 왔어요.</text:p>
          </table:table-cell>
          <table:table-cell table:style-name="ce17" office:value-type="string" table:number-columns-spanned="2" table:number-rows-spanned="1">
            <text:p>待っていましたが、お客さんが来ませんでした。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">
            <text:p>0509 <text:s/>102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도중까지 본만한 영화였는데, 끝이 안 좋았어요.</text:p>
          </table:table-cell>
          <table:table-cell table:style-name="ce17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19"/>
          <table:table-cell table:style-name="ce11" office:value-type="string">
            <text:p>n: “元々休みだったけど”</text:p>
          </table:table-cell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">
            <text:p>0509 <text:s/>1024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đầu</text:p>
          </table:table-cell>
          <table:table-cell table:style-name="ce17" office:value-type="string" table:number-columns-spanned="2" table:number-rows-spanned="1">
            <text:p>何時から始まるか、知っていますか。</text:p>
          </table:table-cell>
          <table:covered-table-cell table:style-name="ce19" office:value-type="string">
            <text:p>何時から始まるか、知っていますか。</text:p>
          </table:covered-table-cell>
          <table:table-cell table:style-name="ce26" office:value-type="string" table:number-columns-spanned="2" table:number-rows-spanned="1">
            <text:p>언제 시작되는지 아십니까</text:p>
          </table:table-cell>
          <table:covered-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">
            <text:p>0509 <text:s/>102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làm thế nào để bạn đến đây? / bạn có sủ dụng đường sắt không</text:p>
          </table:table-cell>
          <table:table-cell table:style-name="ce17" office:value-type="string" table:number-columns-spanned="2" table:number-rows-spanned="1">
            <text:p>how do you come here? do you use railway?</text:p>
          </table:table-cell>
          <table:covered-table-cell table:style-name="ce19" office:value-type="string">
            <text:p>how do you come here? do you use railway?</text:p>
          </table:covered-table-cell>
          <table:table-cell table:style-name="ce26" office:value-type="string" table:number-columns-spanned="2" table:number-rows-spanned="1">
            <text:p>여기에 어떻게 오나요? / 당신은 철도를 사용합니까</text:p>
          </table:table-cell>
          <table:covered-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02">
            <text:p>0509 <text:s/>1024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내가 계단을 지날 무렵에는 미케가 운동장 근처의 평평하게 지기 시작할 장소에 이미 와 있었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03">
            <text:p>0509 <text:s/>1024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17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2">
            <text:p>0509 <text:s/>1024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piątek, siódmy maja.</text:p>
          </table:table-cell>
          <table:table-cell table:style-name="ce17" office:value-type="string">
            <text:p>была пятница, седьмое мая.</text:p>
          </table:table-cell>
          <table:table-cell table:style-name="ce19" office:value-type="string">
            <text:p>it was friday, seventh of May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2">
            <text:p>0509 <text:s/>1024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4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3">
            <text:p>0509 <text:s/>1024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جمعة، السابع من مايو.</text:p>
          </table:table-cell>
          <table:table-cell table:style-name="ce17"/>
          <table:table-cell table:style-name="ce19" office:value-type="string">
            <text:p>it was friday, seventh of May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4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جمعه، هفتم ماه مه.</text:p>
          </table:table-cell>
          <table:table-cell table:style-name="ce17" office:value-type="string">
            <text:p>dhumu'e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4">
            <text:p>0509 <text:s/>1024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3">
            <text:p>0509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19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4">
            <text:p>0509 <text:s/>1024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19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5">
            <text:p>0509 <text:s/>1024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6">
            <text:p>0509 <text:s/>1024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7">
            <text:p>0509 <text:s/>102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sobota, ósmy maja.</text:p>
          </table:table-cell>
          <table:table-cell table:style-name="ce17" office:value-type="string" table:number-columns-spanned="2" table:number-rows-spanned="1">
            <text:p>это была суббота, восьмое мая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8">
            <text:p>0509 <text:s/>1024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17" office:value-type="string">
            <text:p>i kept my forth finger rather straight, instead of being bent. i kept it tight.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8">
            <text:p>0509 <text:s/>1024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w ten sposób, kiedy dodatkowo przytrzymam pierwszego dziurze, najniższy dźwięk wychodzi dobrze, to znaczy, cały korpus fletu wibruje.</text:p>
          </table:table-cell>
          <table:table-cell table:style-name="ce24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41">
            <text:p>0509 <text:s/>1024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سبت، الثامن من مايو.</text:p>
          </table:table-cell>
          <table:table-cell table:style-name="ce17" office:value-type="string">
            <text:p>a'thaamini</text:p>
          </table:table-cell>
          <table:table-cell table:style-name="ce19" office:value-type="string">
            <text:p>it was saturday, eighth of May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41">
            <text:p>0509 <text:s/>1024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هشتم ماه مه بود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41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2">
            <text:p>7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41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3">
            <text:p>7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9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4">
            <text:p>7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9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5">
            <text:p>7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9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9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7">
            <text:p>7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9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8">
            <text:p>7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9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9">
            <text:p>7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5.19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0">
            <text:p>8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91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1">
            <text:p>8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91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2">
            <text:p>8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91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3">
            <text:p>8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91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4">
            <text:p>8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91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5">
            <text:p>8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91">
            <text:p>0509 <text:s/>1024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86">
            <text:p>8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9T10:24:21.91">
            <text:p>0509 <text:s/>1024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9T10:24:21.91">
            <text:p>0509 <text:s/>1024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9T10:24:25.19">
            <text:p>0509 <text:s/>1024</text:p>
          </table:table-cell>
          <table:table-cell table:style-name="ce6" table:formula="of:=NOW()" office:value-type="date" office:date-value="2021-05-09T10:24:25.19">
            <text:p>0509 <text:s/>1024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9T10:24:25.19">
            <text:p>0509 <text:s/>10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9">2021/05/09</text:date>, <text:time>10:24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9T10:24:23.93</dc:date>
    <dc:creator>iwabuchi ken</dc:creator>
    <meta:editing-duration>P2DT13H34M17S</meta:editing-duration>
    <meta:editing-cycles>336</meta:editing-cycles>
    <meta:generator>OpenOffice/4.1.3$Win32 OpenOffice.org_project/413m1$Build-9783</meta:generator>
    <meta:document-statistic meta:table-count="2" meta:cell-count="662" meta:object-count="0"/>
  </office:meta>
</office:document-meta>
</file>